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tory 0</text:p>
          </table:table-cell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repository folder structu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ide database structure (tables and relations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general GUI design (mockup for the whole project) 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front-end framewor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unit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Study</text:span> integration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og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nec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uery database for checking credential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irect to update password form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password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marks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mark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 (order, group by subject…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lecture topic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ck time constraints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record par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info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par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credentials via emai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and parent registration GUI to record student associate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student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tud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ssociate student to pare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class composi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students and cla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filter for stud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:.B74])" office:value-type="float" office:value="78.5" calcext:value-type="float">
            <text:p>78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4:.B74])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2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x adaptive layout for header and dashbo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Fix adaptive layout for forms/main conten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 python script to run tests in window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10/10L decimal mark insertion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ode refactoring (redirect functions, https)</text:p>
          </table:table-cell>
          <table:table-cell table:style-name="ce9" office:value-type="float" office:value="1" calcext:value-type="float">
            <text:p>1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Test refactoring (global variables, waitElement instead of wait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pulate database with dummy entri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t child selection in the dashboar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nable use of same credentials for different roles </text:p>
            <text:p>(user type selection in header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ort functions in utility.php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test with exported func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dock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docker for projec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box in class composition form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 testing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html/css/bootstrap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visualiza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assignment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ssignm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Unit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Integration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setup of accou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new ac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new credential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home page for princip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ttend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attendance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ttend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bsence recor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abse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abse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ate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entra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79:.B141])" office:value-type="float" office:value="75.5" calcext:value-type="float">
            <text:p>75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79:.B141])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eparation of Sprint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file visualization in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ockerfi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30: disable edit if existing SS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past test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nge user-type menu layou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recor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assignment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able file uploa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early leavin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timetab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support material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file in server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49:.B195])+[.B82]+[.C83]+[.B86]+[.B104]+[.B105]" office:value-type="float" office:value="64.5" calcext:value-type="float">
            <text:p>64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149:.B195])+5" office:value-type="float" office:value="42" calcext:value-type="float">
            <text:p>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1:13:53.14597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56.246076892</meta:creation-date>
    <dc:date>2019-12-04T11:21:33.585449585</dc:date>
    <meta:editing-duration>PT7H27M4S</meta:editing-duration>
    <meta:editing-cycles>20</meta:editing-cycles>
    <meta:generator>LibreOffice/6.2.8.2$Linux_X86_64 LibreOffice_project/20$Build-2</meta:generator>
    <meta:document-statistic meta:table-count="1" meta:cell-count="328" meta:object-count="0"/>
  </office:meta>
</office:document-meta>
</file>